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864" calcext:value-type="float">
            <text:p>2.8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124" calcext:value-type="float">
            <text:p>3.2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948" calcext:value-type="float">
            <text:p>3.3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648" calcext:value-type="float">
            <text:p>3.0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032" calcext:value-type="float">
            <text:p>3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612" calcext:value-type="float">
            <text:p>3.3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1004" calcext:value-type="float">
            <text:p>3.4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888" calcext:value-type="float">
            <text:p>2.4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096" calcext:value-type="float">
            <text:p>2.0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512" calcext:value-type="float">
            <text:p>3.0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54" calcext:value-type="float">
            <text:p>2.7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416" calcext:value-type="float">
            <text:p>2.6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696" calcext:value-type="float">
            <text:p>3.0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492" calcext:value-type="float">
            <text:p>2.7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5952" calcext:value-type="float">
            <text:p>2.6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38" calcext:value-type="float">
            <text:p>2.6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454" calcext:value-type="float">
            <text:p>2.489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28" calcext:value-type="float">
            <text:p>2.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19771428571" calcext:value-type="float">
            <text:p>2.8881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592" calcext:value-type="float">
            <text:p>3.3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962" calcext:value-type="float">
            <text:p>3.124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56" calcext:value-type="float">
            <text:p>3.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306" calcext:value-type="float">
            <text:p>3.21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9008" calcext:value-type="float">
            <text:p>3.2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526" calcext:value-type="float">
            <text:p>3.06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916" calcext:value-type="float">
            <text:p>2.3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884" calcext:value-type="float">
            <text:p>2.8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545" calcext:value-type="float">
            <text:p>3.217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304" calcext:value-type="float">
            <text:p>2.9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626" calcext:value-type="float">
            <text:p>3.103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468" calcext:value-type="float">
            <text:p>3.3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016" calcext:value-type="float">
            <text:p>3.3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024" calcext:value-type="float">
            <text:p>3.3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656" calcext:value-type="float">
            <text:p>3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9" calcext:value-type="float">
            <text:p>3.3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834" calcext:value-type="float">
            <text:p>3.243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662" calcext:value-type="float">
            <text:p>3.391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915" calcext:value-type="float">
            <text:p>3.129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7" calcext:value-type="float">
            <text:p>2.5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7152" calcext:value-type="float">
            <text:p>3.2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7466" calcext:value-type="float">
            <text:p>3.347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288" calcext:value-type="float">
            <text:p>3.3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8272" calcext:value-type="float">
            <text:p>3.3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352" calcext:value-type="float">
            <text:p>3.3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188" calcext:value-type="float">
            <text:p>3.4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804" calcext:value-type="float">
            <text:p>3.3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358" calcext:value-type="float">
            <text:p>3.24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135" calcext:value-type="float">
            <text:p>3.18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8656" calcext:value-type="float">
            <text:p>3.1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498" calcext:value-type="float">
            <text:p>3.222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274" calcext:value-type="float">
            <text:p>3.335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656" calcext:value-type="float">
            <text:p>3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412" calcext:value-type="float">
            <text:p>3.2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64342857143" calcext:value-type="float">
            <text:p>3.1886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288" calcext:value-type="float">
            <text:p>3.1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76" calcext:value-type="float">
            <text:p>3.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4592" calcext:value-type="float">
            <text:p>3.0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042" calcext:value-type="float">
            <text:p>3.003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56" calcext:value-type="float">
            <text:p>3.0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398" calcext:value-type="float">
            <text:p>2.422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9" calcext:value-type="float">
            <text:p>2.6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464" calcext:value-type="float">
            <text:p>2.3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244" calcext:value-type="float">
            <text:p>2.46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856" calcext:value-type="float">
            <text:p>2.5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882" calcext:value-type="float">
            <text:p>2.484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3424" calcext:value-type="float">
            <text:p>1.9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726" calcext:value-type="float">
            <text:p>1.61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224" calcext:value-type="float">
            <text:p>2.6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384" calcext:value-type="float">
            <text:p>2.8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156" calcext:value-type="float">
            <text:p>2.51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77" calcext:value-type="float">
            <text:p>2.73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978" calcext:value-type="float">
            <text:p>2.871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174" calcext:value-type="float">
            <text:p>2.53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79" calcext:value-type="float">
            <text:p>2.5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868" calcext:value-type="float">
            <text:p>2.3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376" calcext:value-type="float">
            <text:p>1.9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082" calcext:value-type="float">
            <text:p>2.561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772" calcext:value-type="float">
            <text:p>3.1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7504" calcext:value-type="float">
            <text:p>2.8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3712" calcext:value-type="float">
            <text:p>2.7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988" calcext:value-type="float">
            <text:p>2.1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644" calcext:value-type="float">
            <text:p>2.1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092" calcext:value-type="float">
            <text:p>2.1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79314285714" calcext:value-type="float">
            <text:p>2.6447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396" calcext:value-type="float">
            <text:p>2.7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9984" calcext:value-type="float">
            <text:p>2.5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0208" calcext:value-type="float">
            <text:p>2.6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448" calcext:value-type="float">
            <text:p>2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522" calcext:value-type="float">
            <text:p>3.03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1" calcext:value-type="float">
            <text:p>2.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5552" calcext:value-type="float">
            <text:p>2.6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8704" calcext:value-type="float">
            <text:p>2.3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824" calcext:value-type="float">
            <text:p>1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464" calcext:value-type="float">
            <text:p>2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476" calcext:value-type="float">
            <text:p>2.6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7712" calcext:value-type="float">
            <text:p>2.8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528" calcext:value-type="float">
            <text:p>3.2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886" calcext:value-type="float">
            <text:p>2.897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444" calcext:value-type="float">
            <text:p>2.0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972" calcext:value-type="float">
            <text:p>3.2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224" calcext:value-type="float">
            <text:p>2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948" calcext:value-type="float">
            <text:p>3.0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1152" calcext:value-type="float">
            <text:p>2.9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09" calcext:value-type="float">
            <text:p>3.00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596" calcext:value-type="float">
            <text:p>3.2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568" calcext:value-type="float">
            <text:p>3.1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6464" calcext:value-type="float">
            <text:p>2.8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22" calcext:value-type="float">
            <text:p>2.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328" calcext:value-type="float">
            <text:p>3.1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492" calcext:value-type="float">
            <text:p>3.1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35776" calcext:value-type="float">
            <text:p>3.1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472" calcext:value-type="float">
            <text:p>3.2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924" calcext:value-type="float">
            <text:p>3.2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114" calcext:value-type="float">
            <text:p>3.198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412" calcext:value-type="float">
            <text:p>2.9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352" calcext:value-type="float">
            <text:p>2.9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39392" calcext:value-type="float">
            <text:p>2.7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2976" calcext:value-type="float">
            <text:p>3.2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916" calcext:value-type="float">
            <text:p>3.1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8056" calcext:value-type="float">
            <text:p>2.9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188" calcext:value-type="float">
            <text:p>3.0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7568" calcext:value-type="float">
            <text:p>2.8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4" calcext:value-type="float">
            <text:p>2.5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7392" calcext:value-type="float">
            <text:p>2.6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814" calcext:value-type="float">
            <text:p>2.321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9" calcext:value-type="float">
            <text:p>3.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118" calcext:value-type="float">
            <text:p>2.849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244" calcext:value-type="float">
            <text:p>3.0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404" calcext:value-type="float">
            <text:p>3.1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74" calcext:value-type="float">
            <text:p>2.99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008" calcext:value-type="float">
            <text:p>2.4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0592" calcext:value-type="float">
            <text:p>2.9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876" calcext:value-type="float">
            <text:p>2.4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08" calcext:value-type="float">
            <text:p>2.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50857142857" calcext:value-type="float">
            <text:p>2.9805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1414" calcext:value-type="float">
            <text:p>2.931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9312" calcext:value-type="float">
            <text:p>3.0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842" calcext:value-type="float">
            <text:p>2.92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024" calcext:value-type="float">
            <text:p>2.9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0896" calcext:value-type="float">
            <text:p>3.0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8816" calcext:value-type="float">
            <text:p>2.9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506" calcext:value-type="float">
            <text:p>3.286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662" calcext:value-type="float">
            <text:p>3.4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695" calcext:value-type="float">
            <text:p>3.274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082" calcext:value-type="float">
            <text:p>3.323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512" calcext:value-type="float">
            <text:p>3.0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2272" calcext:value-type="float">
            <text:p>3.1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2048" calcext:value-type="float">
            <text:p>3.3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1" calcext:value-type="float">
            <text:p>3.4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776" calcext:value-type="float">
            <text:p>3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5824" calcext:value-type="float">
            <text:p>3.0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41" calcext:value-type="float">
            <text:p>3.28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3854" calcext:value-type="float">
            <text:p>3.403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898" calcext:value-type="float">
            <text:p>3.37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64" calcext:value-type="float">
            <text:p>3.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0048" calcext:value-type="float">
            <text:p>2.5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7782" calcext:value-type="float">
            <text:p>2.82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876" calcext:value-type="float">
            <text:p>3.1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542" calcext:value-type="float">
            <text:p>3.193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7136" calcext:value-type="float">
            <text:p>3.1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0352" calcext:value-type="float">
            <text:p>3.1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456" calcext:value-type="float">
            <text:p>3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632" calcext:value-type="float">
            <text:p>2.6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132" calcext:value-type="float">
            <text:p>2.5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692" calcext:value-type="float">
            <text:p>2.1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694" calcext:value-type="float">
            <text:p>2.504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692" calcext:value-type="float">
            <text:p>3.2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42" calcext:value-type="float">
            <text:p>3.10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978" calcext:value-type="float">
            <text:p>3.252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352" calcext:value-type="float">
            <text:p>3.3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264" calcext:value-type="float">
            <text:p>3.3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2329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8" meta:object-count="0"/>
    <meta:user-defined meta:name="AppVersion">3.0</meta:user-defined>
  </office:meta>
</office:document-meta>
</file>